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80000000805B65B25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vertical-align="bottom"/>
    </style:style>
    <style:style style:name="gr2" style:family="graphic" style:parent-style-name="standard" style:list-style-name="L1">
      <style:graphic-properties draw:stroke="dash" draw:stroke-dash="Ultrafine_20_2_20_Dots_20_3_20_Dashes" draw:fill="solid" draw:fill-color="#ffcc99" draw:textarea-horizontal-align="justify" draw:textarea-vertical-align="bottom" draw:auto-grow-height="false"/>
    </style:style>
    <style:style style:name="gr3" style:family="graphic" style:parent-style-name="standard">
      <style:graphic-properties draw:textarea-vertical-align="bottom"/>
    </style:style>
    <style:style style:name="gr4" style:family="graphic" style:parent-style-name="standard">
      <style:graphic-properties draw:fill="solid" draw:fill-color="#94bd5e" draw:textarea-vertical-align="middle"/>
    </style:style>
    <style:style style:name="gr5" style:family="graphic" style:parent-style-name="standard">
      <style:graphic-properties draw:fill-color="#94bd5e" draw:fill-image-width="0cm" draw:fill-image-height="0cm" draw:textarea-vertical-align="middle"/>
    </style:style>
    <style:style style:name="gr6" style:family="graphic" style:parent-style-name="standard" style:list-style-name="L1">
      <style:graphic-properties draw:stroke="dash" draw:stroke-dash="Ultrafine_20_2_20_Dots_20_3_20_Dashes" draw:fill="solid" draw:fill-color="#ffcc99" draw:textarea-horizontal-align="justify" draw:textarea-vertical-align="bottom" draw:auto-grow-height="fals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dash" draw:stroke-dash="Ultrafine_20_2_20_Dots_20_3_20_Dashes" draw:fill="solid" draw:fill-color="#ffcc99" draw:textarea-horizontal-align="justify" draw:textarea-vertical-align="bottom" draw:auto-grow-height="false"/>
    </style:style>
    <style:style style:name="gr9" style:family="graphic" style:parent-style-name="standard">
      <style:graphic-properties draw:fill="solid" draw:fill-color="#ccffff" draw:textarea-vertical-align="middle"/>
    </style:style>
    <style:style style:name="gr10" style:family="graphic" style:parent-style-name="standard" style:list-style-name="L1">
      <style:graphic-properties draw:stroke="dash" draw:stroke-dash="Ultrafine_20_2_20_Dots_20_3_20_Dashes" draw:fill="solid" draw:fill-color="#ffcc99" draw:textarea-horizontal-align="justify" draw:textarea-vertical-align="bottom" draw:auto-grow-height="false"/>
    </style:style>
    <style:style style:name="gr11" style:family="graphic" style:parent-style-name="standard" style:list-style-name="L1">
      <style:graphic-properties draw:stroke="dash" draw:stroke-dash="Ultrafine_20_2_20_Dots_20_3_20_Dashes" draw:fill="solid" draw:fill-color="#ffcc99" draw:textarea-vertical-align="middle"/>
    </style:style>
    <style:style style:name="gr12" style:family="graphic" style:parent-style-name="standard">
      <style:graphic-properties draw:fill-color="#ffff00" draw:textarea-vertical-align="middle"/>
    </style:style>
    <style:style style:name="gr13" style:family="graphic" style:parent-style-name="standard">
      <style:graphic-properties draw:fill-color="#e6e6ff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marker-start="" draw:marker-end="Arrow" draw:textarea-vertical-align="middle"/>
    </style:style>
    <style:style style:name="gr17" style:family="graphic" style:parent-style-name="standard">
      <style:graphic-properties draw:marker-end="Arrow" draw:textarea-vertical-align="middle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family="Arial" style:font-family-generic="roman" style:font-pitch="variable" fo:font-size="14pt" style:letter-kerning="true" style:font-size-asian="14pt" style:font-family-complex="'Arial Unicode MS'" style:font-family-generic-complex="system" style:font-pitch-complex="variable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roman" style:font-pitch="variable" fo:font-size="14pt" style:letter-kerning="true" style:font-size-asian="14pt" style:font-family-complex="'Arial Unicode MS'" style:font-family-generic-complex="system" style:font-pitch-complex="variable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7cm" svg:height="17.9cm" svg:x="5.1cm" svg:y="1.5cm">
          <text:p text:style-name="P1"><text:span text:style-name="T1">Phantom on Trooper (Spring)</text:span></text:p>
        </draw:rect>
        <draw:custom-shape draw:style-name="gr2" draw:text-style-name="P2" xml:id="id2" draw:id="id2" draw:layer="layout" svg:width="14.4cm" svg:height="4.4cm" svg:x="5.2cm" svg:y="2.1cm">
          <text:p text:style-name="P1"><text:span text:style-name="T2">Socket Listen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4.3cm" svg:height="2.822cm" svg:x="5.4cm" svg:y="2.4cm">
          <text:p text:style-name="P2">OIO</text:p>
        </draw:rect>
        <draw:rect draw:style-name="gr3" draw:text-style-name="P1" draw:layer="layout" svg:width="2.3cm" svg:height="2.8cm" svg:x="16.8cm" svg:y="2.4cm">
          <text:p text:style-name="P2">Jetty</text:p>
        </draw:rect>
        <draw:rect draw:style-name="gr4" draw:text-style-name="P1" draw:layer="layout" svg:width="1.6cm" svg:height="1.1cm" svg:x="7.8cm" svg:y="3.1cm">
          <text:p text:style-name="P3"><text:span text:style-name="T1">UDS</text:span></text:p>
        </draw:rect>
        <draw:rect draw:style-name="gr3" draw:text-style-name="P1" draw:layer="layout" svg:width="6.7cm" svg:height="2.8cm" svg:x="9.9cm" svg:y="2.4cm">
          <text:p text:style-name="P1"><text:span text:style-name="T1">Netty</text:span></text:p>
        </draw:rect>
        <draw:rect draw:style-name="gr5" draw:text-style-name="P1" draw:layer="layout" svg:width="1.6cm" svg:height="1.1cm" svg:x="12.2cm" svg:y="3.2cm">
          <text:p text:style-name="P3"><text:span text:style-name="T1">UDS</text:span></text:p>
        </draw:rect>
        <draw:rect draw:style-name="gr4" draw:text-style-name="P1" draw:layer="layout" svg:width="2.1cm" svg:height="1.1cm" svg:x="14.2cm" svg:y="3.2cm">
          <text:p text:style-name="P3"><text:span text:style-name="T1">TCP / IP</text:span></text:p>
        </draw:rect>
        <draw:custom-shape draw:style-name="gr6" draw:text-style-name="P2" draw:layer="layout" svg:width="10.2cm" svg:height="4.4cm" svg:x="5.4cm" svg:y="6.9cm">
          <text:p text:style-name="P2">Codecs/Prox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4" draw:layer="layout" svg:width="2.9cm" svg:height="1.9cm" svg:x="7.2cm" svg:y="7.9cm">
          <text:p text:style-name="P3"><text:span text:style-name="T1">Command</text:span></text:p>
        </draw:rect>
        <draw:rect draw:style-name="gr7" draw:text-style-name="P1" draw:layer="layout" svg:width="1.5cm" svg:height="1.9cm" svg:x="10.3cm" svg:y="7.9cm">
          <text:p text:style-name="P1"><text:span text:style-name="T1">Http</text:span></text:p>
        </draw:rect>
        <draw:rect draw:style-name="gr7" draw:text-style-name="P1" draw:layer="layout" svg:width="1.6cm" svg:height="1.9cm" svg:x="12cm" svg:y="7.899cm">
          <text:p text:style-name="P2"><text:span text:style-name="T1">Thrift</text:span></text:p>
        </draw:rect>
        <draw:custom-shape draw:style-name="gr8" draw:text-style-name="P1" xml:id="id7" draw:id="id7" draw:layer="layout" svg:width="10.3cm" svg:height="4.1cm" svg:x="5.5cm" svg:y="13.9cm">
          <text:p text:style-name="P2"><text:span text:style-name="T1">Task Handlers (POJ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4" draw:layer="layout" svg:width="2.3cm" svg:height="1.9cm" svg:x="9.6cm" svg:y="14.4cm">
          <text:p text:style-name="P3"><text:span text:style-name="T3">...</text:span></text:p>
        </draw:rect>
        <draw:custom-shape draw:style-name="gr10" draw:text-style-name="P5" draw:layer="layout" svg:width="3.7cm" svg:height="6.6cm" svg:x="15.8cm" svg:y="6.9cm">
          <text:p text:style-name="P3"><text:span text:style-name="T4"><text:s/></text:span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4" draw:layer="layout" svg:width="2cm" svg:height="1.9cm" svg:x="16.8cm" svg:y="7.8cm">
          <text:p text:style-name="P3"><text:span text:style-name="T3">...</text:span></text:p>
        </draw:rect>
        <draw:rect draw:style-name="gr11" draw:text-style-name="P2" xml:id="id6" draw:id="id6" draw:layer="layout" svg:width="9.8cm" svg:height="1.9cm" svg:x="5.7cm" svg:y="11.6cm">
          <text:p text:style-name="P1"><text:span text:style-name="T2">Hystrix Wrappers</text:span></text:p>
          <text:p text:style-name="P1"><text:span text:style-name="T2">(Executors)</text:span></text:p>
        </draw:rect>
        <draw:rect draw:style-name="gr9" draw:text-style-name="P3" draw:layer="layout" svg:width="2cm" svg:height="1.9cm" svg:x="12.1cm" svg:y="14.4cm">
          <text:p text:style-name="P3">...</text:p>
        </draw:rect>
        <draw:rect draw:style-name="gr7" draw:text-style-name="P4" draw:layer="layout" svg:width="1.9cm" svg:height="1.9cm" svg:x="16.9cm" svg:y="9.9cm">
          <text:p text:style-name="P3"><text:span text:style-name="T3">...</text:span></text:p>
        </draw:rect>
        <draw:rect draw:style-name="gr1" draw:text-style-name="P1" xml:id="id1" draw:id="id1" draw:layer="layout" svg:width="2.8cm" svg:height="3.601cm" svg:x="1.2cm" svg:y="1.699cm">
          <text:p text:style-name="P1"><text:span text:style-name="T1">App</text:span></text:p>
        </draw:rect>
        <draw:rect draw:style-name="gr12" draw:text-style-name="P1" xml:id="id3" draw:id="id3" draw:layer="layout" svg:width="1.9cm" svg:height="1.8cm" svg:x="5.6cm" svg:y="2.6cm">
          <text:p text:style-name="P1"><text:span text:style-name="T1">Server</text:span></text:p>
          <text:p text:style-name="P1"><text:span text:style-name="T1">Tracer</text:span></text:p>
        </draw:rect>
        <draw:rect draw:style-name="gr12" draw:text-style-name="P3" xml:id="id5" draw:id="id5" draw:layer="layout" svg:width="1.9cm" svg:height="1.8cm" svg:x="9.999cm" svg:y="2.599cm">
          <text:p text:style-name="P3"><text:span text:style-name="T1">Server</text:span></text:p>
          <text:p text:style-name="P3"><text:span text:style-name="T1">Tracer</text:span></text:p>
        </draw:rect>
        <draw:rect draw:style-name="gr12" draw:text-style-name="P1" draw:layer="layout" svg:width="1.9cm" svg:height="1.5cm" svg:x="6cm" svg:y="11.8cm">
          <text:p text:style-name="P1"><text:span text:style-name="T1">Client</text:span></text:p>
          <text:p text:style-name="P1"><text:span text:style-name="T1">Tracer</text:span></text:p>
        </draw:rect>
        <draw:rect draw:style-name="gr12" draw:text-style-name="P1" xml:id="id14" draw:id="id14" draw:layer="layout" svg:width="1.9cm" svg:height="1.8cm" svg:x="1.7cm" svg:y="2.5cm">
          <text:p text:style-name="P1"><text:span text:style-name="T1">Client</text:span></text:p>
          <text:p text:style-name="P1"><text:span text:style-name="T1">Tracer</text:span></text:p>
        </draw:rect>
        <draw:rect draw:style-name="gr1" draw:text-style-name="P6" xml:id="id8" draw:id="id8" draw:layer="layout" svg:width="2.8cm" svg:height="3.3cm" svg:x="5.2cm" svg:y="20.6cm">
          <text:p text:style-name="P3"><text:span text:style-name="T1">Service</text:span></text:p>
        </draw:rect>
        <draw:rect draw:style-name="gr12" draw:text-style-name="P1" xml:id="id9" draw:id="id9" draw:layer="layout" svg:width="1.9cm" svg:height="1.8cm" svg:x="5.7cm" svg:y="21.1cm">
          <text:p text:style-name="P1"><text:span text:style-name="T1">Server</text:span></text:p>
          <text:p text:style-name="P1"><text:span text:style-name="T1">Tracer</text:span></text:p>
        </draw:rect>
        <draw:rect draw:style-name="gr13" draw:text-style-name="P1" xml:id="id4" draw:id="id4" draw:layer="layout" svg:width="2.8cm" svg:height="1.989cm" svg:x="1.693cm" svg:y="21.1cm">
          <text:p text:style-name="P2">Zipkin</text:p>
          <text:p text:style-name="P2">Collector</text:p>
        </draw:rect>
        <draw:custom-shape draw:style-name="gr14" draw:text-style-name="P1" xml:id="id10" draw:id="id10" draw:layer="layout" svg:width="3.3cm" svg:height="3.4cm" svg:x="1.6cm" svg:y="25.1cm">
          <text:p text:style-name="P1"><text:span text:style-name="T1">Zipkin </text:span></text:p>
          <text:p text:style-name="P1"><text:span text:style-name="T1">Trace</text:span></text:p>
          <text:p text:style-name="P1"><text:span text:style-name="T1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3" draw:text-style-name="P1" xml:id="id12" draw:id="id12" draw:layer="layout" svg:width="2.8cm" svg:height="2cm" svg:x="10.8cm" svg:y="26.5cm">
          <text:p text:style-name="P1"><text:span text:style-name="T1">Zipkin</text:span></text:p>
          <text:p text:style-name="P1"><text:span text:style-name="T1">Web</text:span></text:p>
        </draw:rect>
        <draw:rect draw:style-name="gr13" draw:text-style-name="P6" xml:id="id11" draw:id="id11" draw:layer="layout" svg:width="2.8cm" svg:height="2cm" svg:x="6.6cm" svg:y="26.5cm">
          <text:p text:style-name="P3"><text:span text:style-name="T1">Zipkin</text:span></text:p>
          <text:p text:style-name="P3"><text:span text:style-name="T1">Query</text:span></text:p>
        </draw:rect>
        <draw:frame draw:style-name="gr15" draw:text-style-name="P3" xml:id="id13" draw:id="id13" draw:layer="layout" svg:width="2.851cm" svg:height="2.851cm" svg:x="15.9cm" svg:y="25.1cm">
          <draw:image xlink:href="Pictures/1000000000000080000000805B65B25A.png" xlink:type="simple" xlink:show="embed" xlink:actuate="onLoad">
            <text:p/>
          </draw:image>
        </draw:frame>
        <draw:connector draw:name="Request-Response" draw:style-name="gr16" draw:text-style-name="P3" draw:layer="layout" svg:x1="4cm" svg:y1="3.499cm" svg:x2="12.4cm" svg:y2="2.1cm" draw:start-shape="id1" draw:start-glue-point="1" draw:end-shape="id2" draw:end-glue-point="0" svg:d="m4000 3499h600v-1900h7800v501">
          <text:p/>
        </draw:connector>
        <draw:connector draw:style-name="gr17" draw:text-style-name="P3" draw:layer="layout" draw:line-skew="-6.695cm" svg:x1="6.55cm" svg:y1="4.4cm" svg:x2="3.093cm" svg:y2="21.1cm" draw:start-shape="id3" draw:start-glue-point="2" draw:end-shape="id4" draw:end-glue-point="0" svg:d="m6550 4400v1655h-3457v15045">
          <text:p/>
        </draw:connector>
        <draw:connector draw:style-name="gr18" draw:text-style-name="P3" draw:layer="layout" draw:line-skew="-6.694cm" svg:x1="10.949cm" svg:y1="4.399cm" svg:x2="3.093cm" svg:y2="21.1cm" draw:start-shape="id5" draw:start-glue-point="2" draw:end-shape="id4" draw:end-glue-point="0" svg:d="m10949 4399v1657h-7856v15044">
          <text:p/>
        </draw:connector>
        <draw:connector draw:style-name="gr18" draw:text-style-name="P3" draw:layer="layout" svg:x1="5.7cm" svg:y1="12.55cm" svg:x2="3.093cm" svg:y2="21.1cm" draw:start-shape="id6" draw:start-glue-point="3" draw:end-shape="id4" draw:end-glue-point="0" svg:d="m5700 12550h-2607v8550">
          <text:p/>
        </draw:connector>
        <draw:frame draw:style-name="gr19" draw:text-style-name="P7" draw:layer="layout" svg:width="7.4cm" svg:height="0.85cm" svg:x="4.2cm" svg:y="1cm">
          <draw:text-box>
            <text:p text:style-name="P7"><text:span text:style-name="T1">Request - Response</text:span></text:p>
          </draw:text-box>
        </draw:frame>
        <draw:frame draw:style-name="gr19" draw:text-style-name="P7" draw:layer="layout" svg:width="2.3cm" svg:height="1.361cm" svg:x="2cm" svg:y="11.538cm">
          <draw:text-box>
            <text:p text:style-name="P7"><text:span text:style-name="T1">Thrift</text:span></text:p>
            <text:p text:style-name="P7"><text:span text:style-name="T1">Spans</text:span></text:p>
          </draw:text-box>
        </draw:frame>
        <draw:connector draw:style-name="gr17" draw:text-style-name="P3" draw:layer="layout" draw:line-skew="0.599cm" svg:x1="10.65cm" svg:y1="18cm" svg:x2="6.6cm" svg:y2="20.6cm" draw:start-shape="id7" draw:start-glue-point="2" draw:end-shape="id8" draw:end-glue-point="0" svg:d="m10650 18000v1900h-4050v700">
          <text:p/>
        </draw:connector>
        <draw:frame draw:style-name="gr19" draw:text-style-name="P7" draw:layer="layout" svg:width="5.7cm" svg:height="0.85cm" svg:x="5.8cm" svg:y="19.35cm">
          <draw:text-box>
            <text:p text:style-name="P7"><text:span text:style-name="T1">Request - Response</text:span></text:p>
          </draw:text-box>
        </draw:frame>
        <draw:connector draw:style-name="gr18" draw:text-style-name="P3" draw:layer="layout" draw:line-skew="-0.097cm" svg:x1="5.7cm" svg:y1="22cm" svg:x2="3.093cm" svg:y2="21.1cm" draw:start-shape="id9" draw:start-glue-point="3" draw:end-shape="id4" draw:end-glue-point="0" svg:d="m5700 22000h-700v-1401h-1907v501">
          <text:p/>
        </draw:connector>
        <draw:connector draw:style-name="gr17" draw:text-style-name="P3" draw:layer="layout" svg:x1="3.093cm" svg:y1="23.089cm" svg:x2="3.25cm" svg:y2="25.1cm" draw:start-shape="id4" draw:start-glue-point="2" draw:end-shape="id10" draw:end-glue-point="5" svg:d="m3093 23089v1006h157v1005">
          <text:p/>
        </draw:connector>
        <draw:connector draw:style-name="gr17" draw:text-style-name="P3" draw:layer="layout" svg:x1="6.6cm" svg:y1="27.5cm" svg:x2="4.9cm" svg:y2="26.8cm" draw:start-shape="id11" draw:start-glue-point="3" draw:end-shape="id10" draw:end-glue-point="8" svg:d="m6600 27500h-850v-700h-850">
          <text:p/>
        </draw:connector>
        <draw:connector draw:style-name="gr17" draw:text-style-name="P3" draw:layer="layout" svg:x1="10.8cm" svg:y1="27.5cm" svg:x2="9.4cm" svg:y2="27.5cm" draw:start-shape="id12" draw:start-glue-point="3" draw:end-shape="id11" draw:end-glue-point="1" svg:d="m10800 27500h-1400">
          <text:p/>
        </draw:connector>
        <draw:connector draw:style-name="gr17" draw:text-style-name="P3" draw:layer="layout" svg:x1="15.9cm" svg:y1="26.525cm" svg:x2="13.6cm" svg:y2="27.5cm" draw:start-shape="id13" draw:end-shape="id12" svg:d="m15900 26525h-1149v975h-1151">
          <text:p/>
        </draw:connector>
        <draw:frame draw:style-name="gr19" draw:layer="layout" svg:width="3.9cm" svg:height="0.962cm" svg:x="15.4cm" svg:y="27.6cm">
          <draw:text-box>
            <text:p>Developers</text:p>
          </draw:text-box>
        </draw:frame>
        <draw:connector draw:style-name="gr18" draw:text-style-name="P3" draw:layer="layout" draw:line-skew="-6.645cm" svg:x1="2.65cm" svg:y1="4.3cm" svg:x2="3.093cm" svg:y2="21.1cm" draw:start-shape="id14" draw:start-glue-point="2" draw:end-shape="id4" draw:end-glue-point="0" svg:d="m2650 4300v1755h443v15045">
          <text:p/>
        </draw:connector>
        <draw:rect draw:style-name="gr12" draw:text-style-name="P1" xml:id="id15" draw:id="id15" draw:layer="layout" svg:width="1.9cm" svg:height="1.8cm" svg:x="17cm" svg:y="2.6cm">
          <text:p text:style-name="P1"><text:span text:style-name="T1">Server</text:span></text:p>
          <text:p text:style-name="P1"><text:span text:style-name="T1">Tracer</text:span></text:p>
        </draw:rect>
        <draw:connector draw:style-name="gr18" draw:text-style-name="P3" draw:layer="layout" draw:line-skew="-6.945cm" svg:x1="17.95cm" svg:y1="4.4cm" svg:x2="3.092cm" svg:y2="19.988cm" draw:start-shape="id15" draw:start-glue-point="2" svg:d="m17950 4400v1100h-14858v14488">
          <text:p/>
        </draw:connector>
        <draw:rect draw:style-name="gr9" draw:text-style-name="P4" draw:layer="layout" svg:width="2.3cm" svg:height="1.9cm" svg:x="7.099cm" svg:y="14.399cm">
          <text:p text:style-name="P3"><text:span text:style-name="T3">...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gunath Balasubramanian</meta:initial-creator>
    <meta:creation-date>2013-06-26T15:51:45</meta:creation-date>
    <dc:date>2015-06-25T15:31:35</dc:date>
    <dc:creator>Regunath Balasubramanian</dc:creator>
    <meta:editing-duration>PT2H8M5S</meta:editing-duration>
    <meta:editing-cycles>16</meta:editing-cycles>
    <meta:generator>OpenOffice.org/3.4$Unix OpenOffice.org_project/340m1$Build-9590</meta:generator>
    <meta:document-statistic meta:object-count="49"/>
  </office:meta>
</office:document-meta>
</file>